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552cm"/>
    </style:style>
    <style:style style:family="table-column" style:name="co2">
      <style:table-column-properties fo:break-before="auto" style:column-width="4.951cm"/>
    </style:style>
    <style:style style:family="table-column" style:name="co3">
      <style:table-column-properties fo:break-before="auto" style:column-width="0.559cm"/>
    </style:style>
    <style:style style:family="table-column" style:name="co4">
      <style:table-column-properties fo:break-before="auto" style:column-width="2.35cm"/>
    </style:style>
    <style:style style:family="table-column" style:name="co5">
      <style:table-column-properties fo:break-before="auto" style:column-width="1.56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556cm"/>
    </style:style>
    <style:style style:family="table-row" style:name="ro5">
      <style:table-row-properties fo:break-before="auto" style:use-optimal-row-height="false" style:row-height="0.423cm"/>
    </style:style>
    <style:style style:family="table" style:name="ta1" style:master-page-name="PageStyle_5f_Tabel_20_21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true" fo:background-color="transparent" style:diagonal-tl-br="none" style:shrink-to-fit="false" style:cell-protect="protected" style:vertical-align="justify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fo:border-left="none" style:diagonal-bl-tr="none" style:text-align-source="value-type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4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5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5"/>
        <table:table-column table:style-name="co4" table:default-cell-style-name="ce6"/>
        <table:table-column table:style-name="co5" table:default-cell-style-name="ce6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TL Title" office:value-type="string">
            <office:annotation draw:style-name="gr1" svg:height="1.377cm" draw:caption-point-y="-0.042cm" svg:width="3.583cm" svg:x="3.973cm" draw:caption-point-x="-0.431cm" svg:y="0.052cm" draw:text-style-name="P1">
              <dc:creator>CDM</dc:creator>
              <dc:date>2014-12-12T00:00:00</dc:date>
              <text:p text:style-name="P1"><text:span text:style-name="T1">Noot 1) excl. Niet-werkenden en beroep onbekend</text:span></text:p>
              <text:p text:style-name="P1"><text:span text:style-name="T1"/></text:p>
            </office:annotation>
            <text:p>Tabel 21. Beroepsbevolking naar beroepsgroep, nationaliteit en geslacht</text:p>
          </table:table-cell>
          <table:table-cell table:style-name="ce10" table:number-columns-repeated="13"/>
          <table:table-cell table:style-name="ce34"/>
          <table:table-cell table:style-name="ce2" table:number-columns-repeated="1009"/>
        </table:table-row>
        <table:table-row table:style-name="ro1">
          <table:table-cell table:style-name="ce2" table:number-columns-repeated="7"/>
          <table:table-cell table:style-name="ce30"/>
          <table:table-cell table:style-name="ce2" table:number-columns-repeated="1016"/>
        </table:table-row>
        <table:table-row table:style-name="ro2">
          <table:table-cell ns41:value-type="string" table:number-rows-spanned="3" table:style-name="TL RowProperty" table:number-columns-spanned="2" office:value-type="string">
            <text:p>Beroepsgroepen-combinatie</text:p>
          </table:table-cell>
          <table:covered-table-cell table:style-name="ce11"/>
          <table:table-cell table:style-name="ce19"/>
          <table:table-cell ns41:value-type="string" table:number-rows-spanned="1" table:style-name="TL ColHeader" table:number-columns-spanned="6" office:value-type="string">
            <text:p>Mann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6" office:value-type="string">
            <text:p>Vrouwen</text:p>
          </table:table-cell>
          <table:covered-table-cell table:style-name="TL ColHeader" table:number-columns-repeated="4"/>
          <table:covered-table-cell table:style-name="ce31"/>
          <table:table-cell table:style-name="ce2" table:number-columns-repeated="1009"/>
        </table:table-row>
        <table:table-row table:style-name="ro3">
          <table:covered-table-cell table:style-name="ce4"/>
          <table:covered-table-cell table:style-name="ce12"/>
          <table:table-cell table:style-name="ce19"/>
          <table:table-cell ns41:value-type="string" table:number-rows-spanned="2" table:style-name="TL ColHeader" table:number-columns-spanned="1" office:value-type="string">
            <text:p>Nederl., Ned.onderd.</text:p>
          </table:table-cell>
          <table:table-cell ns41:value-type="string" table:number-rows-spanned="2" table:style-name="TL ColHeader" table:number-columns-spanned="1" office:value-type="string">
            <text:p>Duitsers</text:p>
          </table:table-cell>
          <table:table-cell ns41:value-type="string" table:number-rows-spanned="2" table:style-name="TL ColHeader" table:number-columns-spanned="1" office:value-type="string">
            <text:p>Belgen</text:p>
          </table:table-cell>
          <table:table-cell ns41:value-type="string" table:number-rows-spanned="2" table:style-name="TL ColHeader" table:number-columns-spanned="1" office:value-type="string">
            <text:p>Overige nation.</text:p>
          </table:table-cell>
          <table:table-cell ns41:value-type="string" table:number-rows-spanned="2" table:style-name="TL ColHeader" table:number-columns-spanned="1" office:value-type="string">
            <text:p>Zonder nation.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Nederl., Ned.onderd.</text:p>
          </table:table-cell>
          <table:table-cell ns41:value-type="string" table:number-rows-spanned="2" table:style-name="TL ColHeader" table:number-columns-spanned="1" office:value-type="string">
            <text:p>Duitsers</text:p>
          </table:table-cell>
          <table:table-cell ns41:value-type="string" table:number-rows-spanned="2" table:style-name="TL ColHeader" table:number-columns-spanned="1" office:value-type="string">
            <text:p>Belgen</text:p>
          </table:table-cell>
          <table:table-cell ns41:value-type="string" table:number-rows-spanned="2" table:style-name="TL ColHeader" table:number-columns-spanned="1" office:value-type="string">
            <text:p>Overige nation.</text:p>
          </table:table-cell>
          <table:table-cell ns41:value-type="string" table:number-rows-spanned="2" table:style-name="TL ColHeader" table:number-columns-spanned="1" office:value-type="string">
            <text:p>Zonder nation.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table:style-name="ce2" table:number-columns-repeated="1009"/>
        </table:table-row>
        <table:table-row table:style-name="ro4">
          <table:covered-table-cell table:style-name="ce5"/>
          <table:covered-table-cell table:style-name="ce13"/>
          <table:table-cell table:style-name="ce19"/>
          <table:covered-table-cell table:style-name="ce21"/>
          <table:covered-table-cell table:style-name="TL ColHeader" table:number-columns-repeated="10"/>
          <table:covered-table-cell table:style-name="ce35"/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22" table:number-columns-repeated="6"/>
          <table:table-cell table:style-name="ce32"/>
          <table:table-cell table:style-name="ce22" table:number-columns-repeated="5"/>
          <table:table-cell table:number-columns-repeated="1009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9784" office:value-type="float">
            <text:p>978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826" office:value-type="float">
            <text:p>9826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4" office:value-type="float">
            <text:p>67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11824" office:value-type="float">
            <text:p>11824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836" office:value-type="float">
            <text:p>11836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0" office:value-type="float">
            <text:p>50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3769" office:value-type="float">
            <text:p>37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75" office:value-type="float">
            <text:p>3775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5" office:value-type="float">
            <text:p>59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8338" office:value-type="float">
            <text:p>83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361" office:value-type="float">
            <text:p>8361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08" office:value-type="float">
            <text:p>50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6634" office:value-type="float">
            <text:p>66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46" office:value-type="float">
            <text:p>6646</text:p>
          </table:table-cell>
          <table:table-cell ns41:value-type="float" table:style-name="TL Data" office:value="10466" office:value-type="float">
            <text:p>104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82" office:value-type="float">
            <text:p>1048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" office:value-type="float">
            <text:p>8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0034" office:value-type="float">
            <text:p>200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091" office:value-type="float">
            <text:p>20091</text:p>
          </table:table-cell>
          <table:table-cell ns41:value-type="float" table:style-name="TL Data" office:value="9926" office:value-type="float">
            <text:p>99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975" office:value-type="float">
            <text:p>997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1265" office:value-type="float">
            <text:p>212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1323" office:value-type="float">
            <text:p>21323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3" office:value-type="float">
            <text:p>643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44728" office:value-type="float">
            <text:p>4472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4913" office:value-type="float">
            <text:p>44913</text:p>
          </table:table-cell>
          <table:table-cell ns41:value-type="float" table:style-name="TL Data" office:value="16810" office:value-type="float">
            <text:p>168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921" office:value-type="float">
            <text:p>1692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127662" office:value-type="float">
            <text:p>12766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28069" office:value-type="float">
            <text:p>128069</text:p>
          </table:table-cell>
          <table:table-cell ns41:value-type="float" table:style-name="TL Data" office:value="40189" office:value-type="float">
            <text:p>4018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385" office:value-type="float">
            <text:p>4038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8868" office:value-type="float">
            <text:p>886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891" office:value-type="float">
            <text:p>889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5" office:value-type="float">
            <text:p>45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0629" office:value-type="float">
            <text:p>206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636" office:value-type="float">
            <text:p>20636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27" office:value-type="float">
            <text:p>72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200" office:value-type="float">
            <text:p>420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07" office:value-type="float">
            <text:p>4207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6" office:value-type="float">
            <text:p>73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9006" office:value-type="float">
            <text:p>900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013" office:value-type="float">
            <text:p>901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15" office:value-type="float">
            <text:p>41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9915" office:value-type="float">
            <text:p>99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21" office:value-type="float">
            <text:p>9921</text:p>
          </table:table-cell>
          <table:table-cell ns41:value-type="float" table:style-name="TL Data" office:value="13659" office:value-type="float">
            <text:p>136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671" office:value-type="float">
            <text:p>1367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996" office:value-type="float">
            <text:p>99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6658" office:value-type="float">
            <text:p>166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691" office:value-type="float">
            <text:p>16691</text:p>
          </table:table-cell>
          <table:table-cell ns41:value-type="float" table:style-name="TL Data" office:value="7152" office:value-type="float">
            <text:p>715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97" office:value-type="float">
            <text:p>719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0690" office:value-type="float">
            <text:p>206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703" office:value-type="float">
            <text:p>20703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6" office:value-type="float">
            <text:p>1136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37395" office:value-type="float">
            <text:p>373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445" office:value-type="float">
            <text:p>37445</text:p>
          </table:table-cell>
          <table:table-cell ns41:value-type="float" table:style-name="TL Data" office:value="14495" office:value-type="float">
            <text:p>1449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563" office:value-type="float">
            <text:p>1456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128357" office:value-type="float">
            <text:p>12835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8504" office:value-type="float">
            <text:p>128504</text:p>
          </table:table-cell>
          <table:table-cell ns41:value-type="float" table:style-name="TL Data" office:value="38836" office:value-type="float">
            <text:p>3883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966" office:value-type="float">
            <text:p>3896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4630" office:value-type="float">
            <text:p>46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" office:value-type="float">
            <text:p>24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15976" office:value-type="float">
            <text:p>1597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013" office:value-type="float">
            <text:p>16013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3" office:value-type="float">
            <text:p>76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706" office:value-type="float">
            <text:p>170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33" office:value-type="float">
            <text:p>23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3206" office:value-type="float">
            <text:p>320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17" office:value-type="float">
            <text:p>321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" office:value-type="float">
            <text:p>15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8879" office:value-type="float">
            <text:p>887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86" office:value-type="float">
            <text:p>8886</text:p>
          </table:table-cell>
          <table:table-cell ns41:value-type="float" table:style-name="TL Data" office:value="15609" office:value-type="float">
            <text:p>15609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632" office:value-type="float">
            <text:p>1563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8921" office:value-type="float">
            <text:p>89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938" office:value-type="float">
            <text:p>8938</text:p>
          </table:table-cell>
          <table:table-cell ns41:value-type="float" table:style-name="TL Data" office:value="3833" office:value-type="float">
            <text:p>38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48" office:value-type="float">
            <text:p>384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11499" office:value-type="float">
            <text:p>114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522" office:value-type="float">
            <text:p>11522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1" office:value-type="float">
            <text:p>1061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4662" office:value-type="float">
            <text:p>2466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4776" office:value-type="float">
            <text:p>24776</text:p>
          </table:table-cell>
          <table:table-cell ns41:value-type="float" table:style-name="TL Data" office:value="7669" office:value-type="float">
            <text:p>766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721" office:value-type="float">
            <text:p>772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79935" office:value-type="float">
            <text:p>7993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80175" office:value-type="float">
            <text:p>80175</text:p>
          </table:table-cell>
          <table:table-cell ns41:value-type="float" table:style-name="TL Data" office:value="29592" office:value-type="float">
            <text:p>2959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688" office:value-type="float">
            <text:p>2968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1949" office:value-type="float">
            <text:p>1194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091" office:value-type="float">
            <text:p>12091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59" office:value-type="float">
            <text:p>85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3762" office:value-type="float">
            <text:p>2376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850" office:value-type="float">
            <text:p>23850</text:p>
          </table:table-cell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44" office:value-type="float">
            <text:p>184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721" office:value-type="float">
            <text:p>47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40" office:value-type="float">
            <text:p>4740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40" office:value-type="float">
            <text:p>94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7314" office:value-type="float">
            <text:p>73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389" office:value-type="float">
            <text:p>7389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30" office:value-type="float">
            <text:p>53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15196" office:value-type="float">
            <text:p>1519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243" office:value-type="float">
            <text:p>15243</text:p>
          </table:table-cell>
          <table:table-cell ns41:value-type="float" table:style-name="TL Data" office:value="27329" office:value-type="float">
            <text:p>2732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7438" office:value-type="float">
            <text:p>2743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" office:value-type="float">
            <text:p>9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7527" office:value-type="float">
            <text:p>2752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7696" office:value-type="float">
            <text:p>27696</text:p>
          </table:table-cell>
          <table:table-cell ns41:value-type="float" table:style-name="TL Data" office:value="12658" office:value-type="float">
            <text:p>1265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814" office:value-type="float">
            <text:p>1281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11975" office:value-type="float">
            <text:p>119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011" office:value-type="float">
            <text:p>12011</text:p>
          </table:table-cell>
          <table:table-cell ns41:value-type="float" table:style-name="TL Data" office:value="2502" office:value-type="float">
            <text:p>25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18" office:value-type="float">
            <text:p>2518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81722" office:value-type="float">
            <text:p>8172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2333" office:value-type="float">
            <text:p>82333</text:p>
          </table:table-cell>
          <table:table-cell ns41:value-type="float" table:style-name="TL Data" office:value="29149" office:value-type="float">
            <text:p>2914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9460" office:value-type="float">
            <text:p>2946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185561" office:value-type="float">
            <text:p>18556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86766" office:value-type="float">
            <text:p>186766</text:p>
          </table:table-cell>
          <table:table-cell ns41:value-type="float" table:style-name="TL Data" office:value="75869" office:value-type="float">
            <text:p>7586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76496" office:value-type="float">
            <text:p>7649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0818" office:value-type="float">
            <text:p>2081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972" office:value-type="float">
            <text:p>20972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70" office:value-type="float">
            <text:p>147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40621" office:value-type="float">
            <text:p>406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0709" office:value-type="float">
            <text:p>40709</text:p>
          </table:table-cell>
          <table:table-cell ns41:value-type="float" table:style-name="TL Data" office:value="2859" office:value-type="float">
            <text:p>285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66" office:value-type="float">
            <text:p>286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6939" office:value-type="float">
            <text:p>693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974" office:value-type="float">
            <text:p>6974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55" office:value-type="float">
            <text:p>125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2609" office:value-type="float">
            <text:p>1260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705" office:value-type="float">
            <text:p>12705</text:p>
          </table:table-cell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87" office:value-type="float">
            <text:p>128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24875" office:value-type="float">
            <text:p>2487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924" office:value-type="float">
            <text:p>24924</text:p>
          </table:table-cell>
          <table:table-cell ns41:value-type="float" table:style-name="TL Data" office:value="39708" office:value-type="float">
            <text:p>3970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822" office:value-type="float">
            <text:p>3982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2758" office:value-type="float">
            <text:p>27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2785" office:value-type="float">
            <text:p>278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4" office:value-type="float">
            <text:p>22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43886" office:value-type="float">
            <text:p>4388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4082" office:value-type="float">
            <text:p>44082</text:p>
          </table:table-cell>
          <table:table-cell ns41:value-type="float" table:style-name="TL Data" office:value="21710" office:value-type="float">
            <text:p>2171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993" office:value-type="float">
            <text:p>2199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1346" office:value-type="float">
            <text:p>2134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392" office:value-type="float">
            <text:p>21392</text:p>
          </table:table-cell>
          <table:table-cell ns41:value-type="float" table:style-name="TL Data" office:value="2322" office:value-type="float">
            <text:p>2322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27" office:value-type="float">
            <text:p>2327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15139" office:value-type="float">
            <text:p>11513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15748" office:value-type="float">
            <text:p>115748</text:p>
          </table:table-cell>
          <table:table-cell ns41:value-type="float" table:style-name="TL Data" office:value="37069" office:value-type="float">
            <text:p>3706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501" office:value-type="float">
            <text:p>3750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288991" office:value-type="float">
            <text:p>288991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90291" office:value-type="float">
            <text:p>290291</text:p>
          </table:table-cell>
          <table:table-cell ns41:value-type="float" table:style-name="TL Data" office:value="107857" office:value-type="float">
            <text:p>107857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8745" office:value-type="float">
            <text:p>10874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0130" office:value-type="float">
            <text:p>101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221" office:value-type="float">
            <text:p>10221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86" office:value-type="float">
            <text:p>78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7855" office:value-type="float">
            <text:p>7855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865" office:value-type="float">
            <text:p>7865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05" office:value-type="float">
            <text:p>50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619" office:value-type="float">
            <text:p>46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40" office:value-type="float">
            <text:p>4640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48" office:value-type="float">
            <text:p>74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8375" office:value-type="float">
            <text:p>83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515" office:value-type="float">
            <text:p>8515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63" office:value-type="float">
            <text:p>86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6717" office:value-type="float">
            <text:p>67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30" office:value-type="float">
            <text:p>6730</text:p>
          </table:table-cell>
          <table:table-cell ns41:value-type="float" table:style-name="TL Data" office:value="10566" office:value-type="float">
            <text:p>105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601" office:value-type="float">
            <text:p>1060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26" office:value-type="float">
            <text:p>2326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4" office:value-type="float">
            <text:p>26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2062" office:value-type="float">
            <text:p>3206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2268" office:value-type="float">
            <text:p>32268</text:p>
          </table:table-cell>
          <table:table-cell ns41:value-type="float" table:style-name="TL Data" office:value="16976" office:value-type="float">
            <text:p>1697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131" office:value-type="float">
            <text:p>1713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6917" office:value-type="float">
            <text:p>691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33" office:value-type="float">
            <text:p>6933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3" office:value-type="float">
            <text:p>453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62186" office:value-type="float">
            <text:p>6218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2794" office:value-type="float">
            <text:p>62794</text:p>
          </table:table-cell>
          <table:table-cell ns41:value-type="float" table:style-name="TL Data" office:value="20712" office:value-type="float">
            <text:p>2071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984" office:value-type="float">
            <text:p>2098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141148" office:value-type="float">
            <text:p>14114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42292" office:value-type="float">
            <text:p>142292</text:p>
          </table:table-cell>
          <table:table-cell ns41:value-type="float" table:style-name="TL Data" office:value="51822" office:value-type="float">
            <text:p>5182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2335" office:value-type="float">
            <text:p>5233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33598" office:value-type="float">
            <text:p>3359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4491" office:value-type="float">
            <text:p>34491</text:p>
          </table:table-cell>
          <table:table-cell ns41:value-type="float" table:style-name="TL Data" office:value="2898" office:value-type="float">
            <text:p>289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088" office:value-type="float">
            <text:p>308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2941" office:value-type="float">
            <text:p>229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970" office:value-type="float">
            <text:p>22970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57" office:value-type="float">
            <text:p>75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5511" office:value-type="float">
            <text:p>155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5656" office:value-type="float">
            <text:p>15656</text:p>
          </table:table-cell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40" office:value-type="float">
            <text:p>254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32610" office:value-type="float">
            <text:p>326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423" office:value-type="float">
            <text:p>33423</text:p>
          </table:table-cell>
          <table:table-cell ns41:value-type="float" table:style-name="TL Data" office:value="2943" office:value-type="float">
            <text:p>294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56" office:value-type="float">
            <text:p>305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17305" office:value-type="float">
            <text:p>1730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403" office:value-type="float">
            <text:p>17403</text:p>
          </table:table-cell>
          <table:table-cell ns41:value-type="float" table:style-name="TL Data" office:value="21206" office:value-type="float">
            <text:p>2120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1455" office:value-type="float">
            <text:p>2145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9588" office:value-type="float">
            <text:p>958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940" office:value-type="float">
            <text:p>9940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42" office:value-type="float">
            <text:p>164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19602" office:value-type="float">
            <text:p>11960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21024" office:value-type="float">
            <text:p>121024</text:p>
          </table:table-cell>
          <table:table-cell ns41:value-type="float" table:style-name="TL Data" office:value="61017" office:value-type="float">
            <text:p>6101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62014" office:value-type="float">
            <text:p>6201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1982" office:value-type="float">
            <text:p>2198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149" office:value-type="float">
            <text:p>2214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8" office:value-type="float">
            <text:p>218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14737" office:value-type="float">
            <text:p>21473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216831" office:value-type="float">
            <text:p>216831</text:p>
          </table:table-cell>
          <table:table-cell ns41:value-type="float" table:style-name="TL Data" office:value="72906" office:value-type="float">
            <text:p>72906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74595" office:value-type="float">
            <text:p>7459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487874" office:value-type="float">
            <text:p>487874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995" office:value-type="float">
            <text:p>1995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493887" office:value-type="float">
            <text:p>493887</text:p>
          </table:table-cell>
          <table:table-cell ns41:value-type="float" table:style-name="TL Data" office:value="165992" office:value-type="float">
            <text:p>165992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69365" office:value-type="float">
            <text:p>16936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38063" office:value-type="float">
            <text:p>3806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8585" office:value-type="float">
            <text:p>38585</text:p>
          </table:table-cell>
          <table:table-cell ns41:value-type="float" table:style-name="TL Data" office:value="3645" office:value-type="float">
            <text:p>36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727" office:value-type="float">
            <text:p>372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7570" office:value-type="float">
            <text:p>275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7588" office:value-type="float">
            <text:p>27588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78" office:value-type="float">
            <text:p>107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8059" office:value-type="float">
            <text:p>1805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8213" office:value-type="float">
            <text:p>18213</text:p>
          </table:table-cell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79" office:value-type="float">
            <text:p>307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37224" office:value-type="float">
            <text:p>3722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7748" office:value-type="float">
            <text:p>37748</text:p>
          </table:table-cell>
          <table:table-cell ns41:value-type="float" table:style-name="TL Data" office:value="3139" office:value-type="float">
            <text:p>313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3256" office:value-type="float">
            <text:p>325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21380" office:value-type="float">
            <text:p>213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445" office:value-type="float">
            <text:p>21445</text:p>
          </table:table-cell>
          <table:table-cell ns41:value-type="float" table:style-name="TL Data" office:value="26595" office:value-type="float">
            <text:p>2659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800" office:value-type="float">
            <text:p>2680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9053" office:value-type="float">
            <text:p>90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282" office:value-type="float">
            <text:p>9282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31" office:value-type="float">
            <text:p>113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48783" office:value-type="float">
            <text:p>14878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49886" office:value-type="float">
            <text:p>149886</text:p>
          </table:table-cell>
          <table:table-cell ns41:value-type="float" table:style-name="TL Data" office:value="79340" office:value-type="float">
            <text:p>7934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0154" office:value-type="float">
            <text:p>8015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38600" office:value-type="float">
            <text:p>3860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683" office:value-type="float">
            <text:p>38683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48" office:value-type="float">
            <text:p>748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91169" office:value-type="float">
            <text:p>29116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293714" office:value-type="float">
            <text:p>293714</text:p>
          </table:table-cell>
          <table:table-cell ns41:value-type="float" table:style-name="TL Data" office:value="81092" office:value-type="float">
            <text:p>81092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82423" office:value-type="float">
            <text:p>8242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629901" office:value-type="float">
            <text:p>629901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894" office:value-type="float">
            <text:p>1894</text:p>
          </table:table-cell>
          <table:table-cell ns41:value-type="float" table:style-name="TL Data" office:value="1869" office:value-type="float">
            <text:p>1869</text:p>
          </table:table-cell>
          <table:table-cell ns41:value-type="float" table:style-name="TL Data" office:value="635144" office:value-type="float">
            <text:p>635144</text:p>
          </table:table-cell>
          <table:table-cell ns41:value-type="float" table:style-name="TL Data" office:value="199756" office:value-type="float">
            <text:p>199756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02396" office:value-type="float">
            <text:p>20239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5375" office:value-type="float">
            <text:p>53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666" office:value-type="float">
            <text:p>566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4" office:value-type="float">
            <text:p>28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9991" office:value-type="float">
            <text:p>99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247" office:value-type="float">
            <text:p>10247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4" office:value-type="float">
            <text:p>56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03" office:value-type="float">
            <text:p>70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4862" office:value-type="float">
            <text:p>48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71" office:value-type="float">
            <text:p>497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89" office:value-type="float">
            <text:p>38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5820" office:value-type="float">
            <text:p>58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23" office:value-type="float">
            <text:p>6023</text:p>
          </table:table-cell>
          <table:table-cell ns41:value-type="float" table:style-name="TL Data" office:value="8689" office:value-type="float">
            <text:p>86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80" office:value-type="float">
            <text:p>898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1007" office:value-type="float">
            <text:p>110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137" office:value-type="float">
            <text:p>11137</text:p>
          </table:table-cell>
          <table:table-cell ns41:value-type="float" table:style-name="TL Data" office:value="4005" office:value-type="float">
            <text:p>40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84" office:value-type="float">
            <text:p>408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14488" office:value-type="float">
            <text:p>144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922" office:value-type="float">
            <text:p>14922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9" office:value-type="float">
            <text:p>929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2894" office:value-type="float">
            <text:p>228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792" office:value-type="float">
            <text:p>23792</text:p>
          </table:table-cell>
          <table:table-cell ns41:value-type="float" table:style-name="TL Data" office:value="6795" office:value-type="float">
            <text:p>679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011" office:value-type="float">
            <text:p>701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76742" office:value-type="float">
            <text:p>767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92" office:value-type="float">
            <text:p>199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79111" office:value-type="float">
            <text:p>79111</text:p>
          </table:table-cell>
          <table:table-cell ns41:value-type="float" table:style-name="TL Data" office:value="22320" office:value-type="float">
            <text:p>223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995" office:value-type="float">
            <text:p>2299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0447" office:value-type="float">
            <text:p>2044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0739" office:value-type="float">
            <text:p>20739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806" office:value-type="float">
            <text:p>180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33717" office:value-type="float">
            <text:p>337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000" office:value-type="float">
            <text:p>34000</text:p>
          </table:table-cell>
          <table:table-cell ns41:value-type="float" table:style-name="TL Data" office:value="2417" office:value-type="float">
            <text:p>24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0" office:value-type="float">
            <text:p>243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6572" office:value-type="float">
            <text:p>65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43" office:value-type="float">
            <text:p>6643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56" office:value-type="float">
            <text:p>185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2881" office:value-type="float">
            <text:p>1288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034" office:value-type="float">
            <text:p>13034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91" office:value-type="float">
            <text:p>99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30832" office:value-type="float">
            <text:p>308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098" office:value-type="float">
            <text:p>31098</text:p>
          </table:table-cell>
          <table:table-cell ns41:value-type="float" table:style-name="TL Data" office:value="37270" office:value-type="float">
            <text:p>372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float" table:style-name="TL Data" office:value="37642" office:value-type="float">
            <text:p>3764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2417" office:value-type="float">
            <text:p>24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61" office:value-type="float">
            <text:p>246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1" office:value-type="float">
            <text:p>13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50517" office:value-type="float">
            <text:p>505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0999" office:value-type="float">
            <text:p>50999</text:p>
          </table:table-cell>
          <table:table-cell ns41:value-type="float" table:style-name="TL Data" office:value="23712" office:value-type="float">
            <text:p>2371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165" office:value-type="float">
            <text:p>2416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18249" office:value-type="float">
            <text:p>182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397" office:value-type="float">
            <text:p>18397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78" office:value-type="float">
            <text:p>1378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38072" office:value-type="float">
            <text:p>13807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40193" office:value-type="float">
            <text:p>140193</text:p>
          </table:table-cell>
          <table:table-cell ns41:value-type="float" table:style-name="TL Data" office:value="45017" office:value-type="float">
            <text:p>4501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750" office:value-type="float">
            <text:p>4575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313704" office:value-type="float">
            <text:p>31370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346" office:value-type="float">
            <text:p>2346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17564" office:value-type="float">
            <text:p>317564</text:p>
          </table:table-cell>
          <table:table-cell ns41:value-type="float" table:style-name="TL Data" office:value="114497" office:value-type="float">
            <text:p>114497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6149" office:value-type="float">
            <text:p>11614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0668" office:value-type="float">
            <text:p>1066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76" table:style-name="TL Data" table:number-columns-repeated="2" office:value-type="float">
            <text:p>76</text:p>
          </table:table-cell>
          <table:table-cell ns41:value-type="float" table:style-name="TL Data" office:value="11063" office:value-type="float">
            <text:p>11063</text:p>
          </table:table-cell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65" office:value-type="float">
            <text:p>156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17531" office:value-type="float">
            <text:p>1753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825" office:value-type="float">
            <text:p>17825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67" office:value-type="float">
            <text:p>176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3585" office:value-type="float">
            <text:p>358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29" office:value-type="float">
            <text:p>3729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17" office:value-type="float">
            <text:p>121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6649" office:value-type="float">
            <text:p>664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895" office:value-type="float">
            <text:p>6895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18" office:value-type="float">
            <text:p>61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14930" office:value-type="float">
            <text:p>1493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221" office:value-type="float">
            <text:p>15221</text:p>
          </table:table-cell>
          <table:table-cell ns41:value-type="float" table:style-name="TL Data" office:value="23942" office:value-type="float">
            <text:p>2394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4422" office:value-type="float">
            <text:p>2442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" office:value-type="float">
            <text:p>7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9203" office:value-type="float">
            <text:p>2920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9671" office:value-type="float">
            <text:p>29671</text:p>
          </table:table-cell>
          <table:table-cell ns41:value-type="float" table:style-name="TL Data" office:value="11872" office:value-type="float">
            <text:p>11872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549" office:value-type="float">
            <text:p>1254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7077" office:value-type="float">
            <text:p>707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6" office:value-type="float">
            <text:p>56</text:p>
          </table:table-cell>
          <table:table-cell ns41:value-type="float" office:value="34" table:style-name="TL Data" table:number-columns-repeated="2" office:value-type="float">
            <text:p>34</text:p>
          </table:table-cell>
          <table:table-cell ns41:value-type="float" table:style-name="TL Data" office:value="7259" office:value-type="float">
            <text:p>7259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2" office:value-type="float">
            <text:p>952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89336" office:value-type="float">
            <text:p>89336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639" office:value-type="float">
            <text:p>1639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93972" office:value-type="float">
            <text:p>93972</text:p>
          </table:table-cell>
          <table:table-cell ns41:value-type="float" table:style-name="TL Data" office:value="20968" office:value-type="float">
            <text:p>20968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2712" office:value-type="float">
            <text:p>2271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180454" office:value-type="float">
            <text:p>180454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87166" office:value-type="float">
            <text:p>187166</text:p>
          </table:table-cell>
          <table:table-cell ns41:value-type="float" table:style-name="TL Data" office:value="62764" office:value-type="float">
            <text:p>62764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65873" office:value-type="float">
            <text:p>6587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4248" office:value-type="float">
            <text:p>1424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4930" office:value-type="float">
            <text:p>14930</text:p>
          </table:table-cell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686" office:value-type="float">
            <text:p>1686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7047" office:value-type="float">
            <text:p>70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151" office:value-type="float">
            <text:p>7151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35" office:value-type="float">
            <text:p>103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4535" office:value-type="float">
            <text:p>1453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5186" office:value-type="float">
            <text:p>15186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37" office:value-type="float">
            <text:p>183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2657" office:value-type="float">
            <text:p>26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08" office:value-type="float">
            <text:p>2708</text:p>
          </table:table-cell>
          <table:table-cell ns41:value-type="float" table:style-name="TL Data" office:value="6366" office:value-type="float">
            <text:p>636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534" office:value-type="float">
            <text:p>653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5347" office:value-type="float">
            <text:p>534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607" office:value-type="float">
            <text:p>5607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09" office:value-type="float">
            <text:p>110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63058" office:value-type="float">
            <text:p>6305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64133" office:value-type="float">
            <text:p>64133</text:p>
          </table:table-cell>
          <table:table-cell ns41:value-type="float" table:style-name="TL Data" office:value="34230" office:value-type="float">
            <text:p>3423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4893" office:value-type="float">
            <text:p>3489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13571" office:value-type="float">
            <text:p>11357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15178" office:value-type="float">
            <text:p>115178</text:p>
          </table:table-cell>
          <table:table-cell ns41:value-type="float" table:style-name="TL Data" office:value="38123" office:value-type="float">
            <text:p>3812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9194" office:value-type="float">
            <text:p>3919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223197" office:value-type="float">
            <text:p>223197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227660" office:value-type="float">
            <text:p>227660</text:p>
          </table:table-cell>
          <table:table-cell ns41:value-type="float" table:style-name="TL Data" office:value="84087" office:value-type="float">
            <text:p>8408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86342" office:value-type="float">
            <text:p>86342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9194" office:value-type="float">
            <text:p>919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347" office:value-type="float">
            <text:p>9347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9" office:value-type="float">
            <text:p>110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656" office:value-type="float">
            <text:p>46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96" office:value-type="float">
            <text:p>4696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9" office:value-type="float">
            <text:p>67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1015" office:value-type="float">
            <text:p>110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209" office:value-type="float">
            <text:p>11209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3" office:value-type="float">
            <text:p>78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2245" office:value-type="float">
            <text:p>22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4437" office:value-type="float">
            <text:p>44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04" office:value-type="float">
            <text:p>450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2562" office:value-type="float">
            <text:p>25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10" office:value-type="float">
            <text:p>261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7" office:value-type="float">
            <text:p>19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45865" office:value-type="float">
            <text:p>4586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6288" office:value-type="float">
            <text:p>46288</text:p>
          </table:table-cell>
          <table:table-cell ns41:value-type="float" table:style-name="TL Data" office:value="23066" office:value-type="float">
            <text:p>2306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269" office:value-type="float">
            <text:p>2326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113" office:value-type="float">
            <text:p>21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03558" office:value-type="float">
            <text:p>10355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04646" office:value-type="float">
            <text:p>104646</text:p>
          </table:table-cell>
          <table:table-cell ns41:value-type="float" table:style-name="TL Data" office:value="22173" office:value-type="float">
            <text:p>2217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2458" office:value-type="float">
            <text:p>22458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182291" office:value-type="float">
            <text:p>18229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84268" office:value-type="float">
            <text:p>184268</text:p>
          </table:table-cell>
          <table:table-cell ns41:value-type="float" table:style-name="TL Data" office:value="52436" office:value-type="float">
            <text:p>5243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3053" office:value-type="float">
            <text:p>53053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9324" office:value-type="float">
            <text:p>932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543" office:value-type="float">
            <text:p>9543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17" office:value-type="float">
            <text:p>121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738" office:value-type="float">
            <text:p>4738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90" office:value-type="float">
            <text:p>790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8184" office:value-type="float">
            <text:p>818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408" office:value-type="float">
            <text:p>8408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61" office:value-type="float">
            <text:p>136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1753" office:value-type="float">
            <text:p>17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4057" office:value-type="float">
            <text:p>405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45" office:value-type="float">
            <text:p>414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3475" office:value-type="float">
            <text:p>347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619" office:value-type="float">
            <text:p>3619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651" office:value-type="float">
            <text:p>65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49232" office:value-type="float">
            <text:p>4923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9678" office:value-type="float">
            <text:p>49678</text:p>
          </table:table-cell>
          <table:table-cell ns41:value-type="float" table:style-name="TL Data" office:value="29192" office:value-type="float">
            <text:p>2919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9611" office:value-type="float">
            <text:p>2961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1943" office:value-type="float">
            <text:p>19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57894" office:value-type="float">
            <text:p>5789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58600" office:value-type="float">
            <text:p>58600</text:p>
          </table:table-cell>
          <table:table-cell ns41:value-type="float" table:style-name="TL Data" office:value="20263" office:value-type="float">
            <text:p>2026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0947" office:value-type="float">
            <text:p>20947</text:p>
          </table:table-cell>
          <table:table-cell table:style-name="ce25"/>
          <table:table-cell table:number-columns-repeated="1008"/>
        </table:table-row>
        <table:table-row table:style-name="ro5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137126" office:value-type="float">
            <text:p>13712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38973" office:value-type="float">
            <text:p>138973</text:p>
          </table:table-cell>
          <table:table-cell ns41:value-type="float" table:style-name="TL Data" office:value="57370" office:value-type="float">
            <text:p>5737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8739" office:value-type="float">
            <text:p>5873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3156" office:value-type="float">
            <text:p>31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00" office:value-type="float">
            <text:p>320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7" office:value-type="float">
            <text:p>29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829" office:value-type="float">
            <text:p>18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07" office:value-type="float">
            <text:p>307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2346" office:value-type="float">
            <text:p>23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5" office:value-type="float">
            <text:p>345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29" office:value-type="float">
            <text:p>192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1" office:value-type="float">
            <text:p>121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3551" office:value-type="float">
            <text:p>135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13643" office:value-type="float">
            <text:p>13643</text:p>
          </table:table-cell>
          <table:table-cell ns41:value-type="float" table:style-name="TL Data" office:value="8071" office:value-type="float">
            <text:p>80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139" office:value-type="float">
            <text:p>8139</text:p>
          </table:table-cell>
          <table:table-cell table:style-name="ce25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4048" office:value-type="float">
            <text:p>24048</text:p>
          </table:table-cell>
          <table:table-cell ns41:value-type="float" office:value="28" table:style-name="TL Data" table:number-columns-repeated="2" office:value-type="float">
            <text:p>2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4455" office:value-type="float">
            <text:p>24455</text:p>
          </table:table-cell>
          <table:table-cell ns41:value-type="float" table:style-name="TL Data" office:value="7237" office:value-type="float">
            <text:p>723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355" office:value-type="float">
            <text:p>7355</text:p>
          </table:table-cell>
          <table:table-cell table:style-name="ce25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<text:s text:c="28"/>Totaal</text:p>
          </table:table-cell>
          <table:table-cell/>
          <table:table-cell ns41:value-type="float" table:style-name="TL Data" office:value="47286" office:value-type="float">
            <text:p>4728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7955" office:value-type="float">
            <text:p>47955</text:p>
          </table:table-cell>
          <table:table-cell ns41:value-type="float" table:style-name="TL Data" office:value="18295" office:value-type="float">
            <text:p>1829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521" office:value-type="float">
            <text:p>18521</text:p>
          </table:table-cell>
          <table:table-cell table:style-name="ce25"/>
          <table:table-cell table:number-columns-repeated="1008"/>
        </table:table-row>
        <table:table-row table:style-name="ro3" table:number-rows-repeated="26">
          <table:table-cell table:number-columns-repeated="3"/>
          <table:table-cell table:style-name="ce25" table:number-columns-repeated="13"/>
          <table:table-cell table:number-columns-repeated="1008"/>
        </table:table-row>
        <table:table-row table:style-name="ro3" table:number-rows-repeated="10483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1" style:page-layout-name="Mpm3" style:display-name="PageStyle_Tabel 2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4:54:00.613000000</meta:creation-date>
    <dc:creator>Helpdesk</dc:creator>
    <dc:date>2004-12-16T14:34:45</dc:date>
    <meta:document-statistic meta:object-count="0" meta:cell-count="2116" meta:table-count="1"/>
    <meta:generator>ODFPY/1.3.0dev</meta:generator>
  </office:meta>
</office:document-meta>
</file>